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ddb7" officeooo:paragraph-rsid="0009ddb7"/>
    </style:style>
    <style:style style:name="P2" style:family="paragraph" style:parent-style-name="Standard">
      <style:text-properties officeooo:rsid="0009ddb7" officeooo:paragraph-rsid="0011fbc5"/>
    </style:style>
    <style:style style:name="P3" style:family="paragraph" style:parent-style-name="Standard">
      <style:text-properties officeooo:rsid="0009ddb7" officeooo:paragraph-rsid="001cc13b"/>
    </style:style>
    <style:style style:name="T1" style:family="text">
      <style:text-properties officeooo:rsid="001cc13b"/>
    </style:style>
    <style:style style:name="T2" style:family="text">
      <style:text-properties officeooo:rsid="001e39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喂。</text:p>
      <text:p text:style-name="P1">T：喂，喂，您好，是赵小姐吗？</text:p>
      <text:p text:style-name="P1">C：嗯。</text:p>
      <text:p text:style-name="P1">T：我白天给您打过电话，那个美联的。</text:p>
      <text:p text:style-name="P1">C：是的是的。</text:p>
      <text:p text:style-name="P1">T：因为我是怕您上班期间不方便讲话，有什么问题不好问，我就想晚上给您打个电话，能够帮您做进一步解答，您再放心过来。</text:p>
      <text:p text:style-name="P1">C：嗯嗯。</text:p>
      <text:p text:style-name="P1">T：嗯，白天就是说可能半年左右可能会用到一些常规的书面跟口语，基础的话就是可能平时不怎么关注，有些遗忘了，是吧？</text:p>
      <text:p text:style-name="P1">C：嗯。</text:p>
      <text:p text:style-name="P1">T：那您现在就是了解美联的话主要是说除了希望我们能给您提供好的效果的课程之外，有没有其他比较关注的点您可以问以下，我帮您做解答。</text:p>
      <text:p text:style-name="P1">C：哦，哦，因为时间上的话，我不是很赶，我有充足的时间去学习，额，就这一块，价格吧。</text:p>
      <text:p text:style-name="P1">T：价格是吧？喂，是价格吗？</text:p>
      <text:p text:style-name="P1">C：嗯。</text:p>
      <text:p text:style-name="P1">T：行，我不知道白天有没有跟您解答过美联的优势哈，因为我们在同行里面性价比是最高的一个机构。因为像几千块钱，几万块钱的课程，我们都有。别的机构也都有。</text:p>
      <text:p text:style-name="P1">C：嗯。</text:p>
      <text:p text:style-name="P1">T：但是，可能它价格里面包含的内容不一样。比如说，向那些书面，常规的书面跟商务口语的话，可能您取别的机构去问，别的机构都是打包的。就是你必须要一、两年起报，价格可能是在两、三万。</text:p>
      <text:p text:style-name="P1">C：嗯</text:p>
      <text:p text:style-name="P1">T：起步就是这个样子的。但是的话，其实一年、两年它的时间非常的长，那我们是这样子去帮大家去节省成本的。比如说，您是要用到书面和口语。某一个行业，因为行业和行业之间肯定会有很大的区别。对吧？</text:p>
      <text:p text:style-name="P1">C：嗯。</text:p>
      <text:p text:style-name="P1">T：在您的这个岗位之内的这个口语和书面的要求大概是有多少，然后呢，就像您现在的基础不是很好，我们得看一下您目前的这个基础不是很好。我们得先看一下您目前这个基础针对这个听、说、读、写的要求，您分别差多少。就是差多少，我们就给您排多少课。</text:p>
      <text:p text:style-name="P1">C：哦。</text:p>
      <text:p text:style-name="P1">T：这样就不用像打包课程，就是听、说、读、写全部都上，跟您行业不相关的您也得上。因为您上的东西越多，它不一定好，因为您不用，它也忘了。</text:p>
      <text:p text:style-name="P1">C：嗯。</text:p>
      <text:p text:style-name="P1">T：关键是会拉高您的成本和周期。</text:p>
      <text:p text:style-name="P1">C：嗯。</text:p>
      <text:p text:style-name="P1">T：对吧，所以说我们是把这个所有的时间和成本花在您需要的部分。</text:p>
      <text:p text:style-name="P1">C：嗯。</text:p>
      <text:p text:style-name="P1">T：对，这样的话就是我们的课程效果就非常的精细，然后成本的话也不用说花那么高。</text:p>
      <text:p text:style-name="P1">C：嗯。</text:p>
      <text:p text:style-name="P1">T：这个是我们性价比很高的第一个点。第二个点，就是，我们不以时间来评您的课程。</text:p>
      <text:p text:style-name="P1">C：嗯。</text:p>
      <text:p text:style-name="P1">T：比如说，您之后决定报半年、或三个月是吧。那么并不是说三个月，或者半年到期了，我们这个课就停了。我们是以您的课程的最终效果是否达到为结点去截止课程的。</text:p>
      <text:p text:style-name="P1">C：噢。</text:p>
      <text:p text:style-name="P1">T：比如说，您时间比较充足对吧，万一哈，比如您中途，比如说出差一个月，或者说家里有什么事儿，耽搁了，不能上网课，也不能上实体课。那么这个部分缺的课，会等您可以上课之后，先给您做一个测<text:soft-page-break/>试，就看目前丢了一个月之后您的基础有没有遗漏，如果有遗漏的话，我们先给您查漏补缺。然后再续上中途缺的课和后面的课。然后这个周期可能就会变，把半年变成了七个月或更久。</text:p>
      <text:p text:style-name="P1">C：嗯～噢</text:p>
      <text:p text:style-name="P1">T：对，因为这样才能保证效果。就是我们上课并不是只是为了完成课时任务，是要保质保量完成的，就不限课时。</text:p>
      <text:p text:style-name="P1">C：噢，这个我了解了，就是说你们在时长上面的话，就是，比较有自主性，对吧？</text:p>
      <text:p text:style-name="P2">T：对，一个是上课您自己提前，就是实体课您自己提前一天预约，网课提前一小时就可以预约。</text:p>
      <text:p text:style-name="P2">C：嗯。</text:p>
      <text:p text:style-name="P2">T：然后，预约怎么上的话，我们是根据之前给您做的一个课程方案计划去执行，然后如果说在计划过程中您有一些主观和客观的情况导致课不能上。我们会等您回来之后帮您把课给补上，然后再续上，保质保量完成的。</text:p>
      <text:p text:style-name="P2">C：嗯。</text:p>
      <text:p text:style-name="P2">T：因为美联我们的课程，通过率是非常高的。</text:p>
      <text:p text:style-name="P2">C：噢。</text:p>
      <text:p text:style-name="P2">T：对，这个是我们性价比很高的第二个原因，就是在课程效果达成之前不计课时。</text:p>
      <text:p text:style-name="P2">C：噢，知道了。</text:p>
      <text:p text:style-name="P2">T：对，所以整体来说，课程的性价比很高。对，再一个就是我们的效果可以保证，因为，我们把您所有的精力花在了您需要学的部分，不需要的部分您不用去学。</text:p>
      <text:p text:style-name="P2">C：嗯。</text:p>
      <text:p text:style-name="P2">T：因为学了之后，您忘了，就跟之前是一样的，还不如不去管它，对吧？</text:p>
      <text:p text:style-name="P2">C：嗯</text:p>
      <text:p text:style-name="P2">T：嗯，如果说您觉得美联很好，想要多上些内容的话，我们会给您做加减法。</text:p>
      <text:p text:style-name="P2">C：噢～</text:p>
      <text:p text:style-name="P2">T：对，可以量身定制的。就是整个课程体系会非常的完善。</text:p>
      <text:p text:style-name="P2">C：噢～，了解了。</text:p>
      <text:p text:style-name="P2">T：对，然后具体数字，看是花几千就可以，还是说您自己预算也要花一万多、或者两万多。我们去给您出方案就行。然后告诉您一个具体的数字，价格。</text:p>
      <text:p text:style-name="P2">C：嗯。</text:p>
      <text:p text:style-name="P2">T：对，这个是需要去给您去做那个英语评估。</text:p>
      <text:p text:style-name="P2">C：噢，那就是说，我要抽时间去你们那边做一个评估。</text:p>
      <text:p text:style-name="P2">T：对</text:p>
      <text:p text:style-name="P2">C：然后，再来做一些相应的课程的规划，对吗？</text:p>
      <text:p text:style-name="P2">T：对。而且，在做课程方案的时候呢？我们不是只给您出一个结果，我们会明确告诉您，您哪儿、哪儿是有问题的。</text:p>
      <text:p text:style-name="P2">C：嗯。</text:p>
      <text:p text:style-name="P2">T：这个问题是什么原因导致的。</text:p>
      <text:p text:style-name="P2">C：嗯</text:p>
      <text:p text:style-name="P2">T：然后我们去跟您产生共鸣，就是您得同意我们的说法，对吧？</text:p>
      <text:p text:style-name="P2">C：嗯。</text:p>
      <text:p text:style-name="P2">T：嗯，然后老师会告诉您，为什么这个课是给您这么安排，意义是什么，怎么样可以保障到效果，这个过程会让您看到。</text:p>
      <text:p text:style-name="P2">C：嗯 嗯</text:p>
      <text:p text:style-name="P2">T：我们达成统一之后再来订一个方案。</text:p>
      <text:p text:style-name="P2">C：好，可以啊。</text:p>
      <text:p text:style-name="P2">T：对，这个是重中之重。就像我们去医院看病，肯定是要先做检查，确诊病因，再求医问药。</text:p>
      <text:p text:style-name="P2">C：嗯。</text:p>
      <text:p text:style-name="P2"><text:soft-page-break/>T：对，因为美联的测试机制，我们的精确度非常高，因为精确度，越高的话，越能保证您后期上课的质量。</text:p>
      <text:p text:style-name="P2">C：嗯</text:p>
      <text:p text:style-name="P2">T：嗯，第一点就是课程的设置和价格的问题。第二个就是上课的方式。</text:p>
      <text:p text:style-name="P2">C：嗯。</text:p>
      <text:p text:style-name="P2">T：因为就是现在我们很多人，他的英语之所以不好，一个是时间，淡忘的关系。再一个就是，因为以前我们学习英语，您还记得吧，它是属于那种，跟着教材走，死记硬背，死搬硬套的方式。</text:p>
      <text:p text:style-name="P2">C：噢</text:p>
      <text:p text:style-name="P2">T：就是我们对英语的掌握程度可能就仅限于我听懂了，我认得了就行。它可能没有达到那种会应用的那种高度。就，您可能会很多单词，学了很多东西，可能您用的时候，一个都说不出来。</text:p>
      <text:p text:style-name="P2">C：嗯。</text:p>
      <text:p text:style-name="P2">T：这就是应试的模式。但现在您可能不侧重于应试，您侧重于实际应用能力。</text:p>
      <text:p text:style-name="P2">C：嗯，对。</text:p>
      <text:p text:style-name="P2">T：其实，不管说，好比我现在跟您讲话哈，讲了这么久，其实我讲的话里面并没有很难的词汇。都是比较通俗易懂的。但是，不影响您听懂我的内容，对吧？</text:p>
      <text:p text:style-name="P2">C：嗯。</text:p>
      <text:p text:style-name="P2">T：嗯，英语也是一样的。不主张说您非得会很多的词汇量。可能您只会50或500个词汇，100个语法，但是我能把这些东西全部都用出来就行。</text:p>
      <text:p text:style-name="P2">C：嗯。</text:p>
      <text:p text:style-name="P2">T：其实，我们上课的时候呢，就是看一下，你的工作岗位里面要求哪些知识是必备的，然后呢，我们通过把这些知识，上课的时候通过去模拟您以后实实在在会发生的一些语言情景，通过互动的方式，代入式学习。</text:p>
      <text:p text:style-name="P2">C：嗯</text:p>
      <text:p text:style-name="P2">T：当堂课您可以掌握到这些知识是这样去应用的，下课了您也可以去运用，它就不用说我记住啊，也属于实战的方式。</text:p>
      <text:p text:style-name="P2">C：（沟通的？）</text:p>
      <text:p text:style-name="P2">T：哈</text:p>
      <text:p text:style-name="P2">C：好，好，那我礼拜六去吧，好吧</text:p>
      <text:p text:style-name="P2">T：可以。您来一趟的话，如果说赶时间，您待个<text:span text:style-name="T1">45分钟就可以了。您如果不赶的话，任意停留，没有时间限制的，以您这边满意为止，因为肯定要先做了解的。</text:span></text:p>
      <text:p text:style-name="P2">C：嗯，好好好，可以啊。</text:p>
      <text:p text:style-name="P2">T：因为我们这边最近年底吗，一般周末来的人比较多，我给您订了那个点了之后，如果没有特殊特殊情况，您一定不要缺席或迟到了，好吗？</text:p>
      <text:p text:style-name="P2">C：嗯。</text:p>
      <text:p text:style-name="P2">T：好，您一般是<text:span text:style-name="T1">6点钟下班。嗯，噢</text:span></text:p>
      <text:p text:style-name="P2">C：我礼拜六休息。</text:p>
      <text:p text:style-name="P2">T：行，平时晚上过来能不能啊？</text:p>
      <text:p text:style-name="P2">C：可以啊。</text:p>
      <text:p text:style-name="P3">T：因为周六的话，我怕您只休息一天啊，有其它的事情，可能计划别都冲到一起了</text:p>
      <text:p text:style-name="P2">C：额。</text:p>
      <text:p text:style-name="P2">T：因为晚上过来，我们一般人不多。您可以跟老师多交谈一下，最近天气还不错。嗯，对。</text:p>
      <text:p text:style-name="P2">C：好，好</text:p>
      <text:p text:style-name="P2">T：您工作地点、或者家里住的地方，离国广远不远？</text:p>
      <text:p text:style-name="P2">C：不远，两站路。</text:p>
      <text:p text:style-name="P2">T：公司离国广也是两站路吗？</text:p>
      <text:p text:style-name="P2">C：公司有点远。</text:p>
      <text:p text:style-name="P2"><text:soft-page-break/>T：是回家路上会经过国广，还是怎么样？</text:p>
      <text:p text:style-name="P2">C：额，不是，在那个，就是不远，反正哪方面的。</text:p>
      <text:p text:style-name="P2">T：行，行，今天过来还来得及吗？哈哈</text:p>
      <text:p text:style-name="P2">C：噢，今天不行，今天有事。</text:p>
      <text:p text:style-name="P2">T：有事是吧？今天<text:span text:style-name="T1">30号，您看明天呢？</text:span></text:p>
      <text:p text:style-name="P2">C：明天～明天～我这一个礼拜都会比较忙。</text:p>
      <text:p text:style-name="P2">T：就是这一个礼拜，工作日都比较忙，是吗？</text:p>
      <text:p text:style-name="P2">C：只能约到礼拜六。</text:p>
      <text:p text:style-name="P2">T：好，没问题，我就给您约礼拜六，礼拜六是<text:span text:style-name="T1">3号，3号对吧。喂～</text:span></text:p>
      <text:p text:style-name="P2">C：嗯，嗯，对对对</text:p>
      <text:p text:style-name="P2">T：喂，礼拜六对吧，帮您约周六的几点钟。</text:p>
      <text:p text:style-name="P2">C：周六，上午八，啊，下午吧，下午两点。</text:p>
      <text:p text:style-name="P2">T：就是吃了午饭之后过来，对吧？</text:p>
      <text:p text:style-name="P2">C：对，对</text:p>
      <text:p text:style-name="P2">T：好，那我就先给你订好周六的两点钟，然后<text:span text:style-name="T2">2月3号，如果到时候中途有事情或其他的安排的话尽量跟我们这个时段去安排以下，因为当天我们也是按点去安排的，好吗？</text:span></text:p>
      <text:p text:style-name="P2">C：（客户在忙）</text:p>
      <text:p text:style-name="P2">T：喂～喂～喂～刚才是跟朋友说话是吗？</text:p>
      <text:p text:style-name="P2">C：那个那个，要忙啊。</text:p>
      <text:p text:style-name="P2">T：没事没事，我尽快说完。</text:p>
      <text:p text:style-name="P2">C：嗯</text:p>
      <text:p text:style-name="P2">T：订好是本周六<text:span text:style-name="T2">2月3号</text:span>下午两点，然后到时就一定不要缺席或迟到了。</text:p>
      <text:p text:style-name="P2">C：啊</text:p>
      <text:p text:style-name="P2">T：就是白天我给您发过一次短信您有没有收到？</text:p>
      <text:p text:style-name="P2">C：噢，我收到了。</text:p>
      <text:p text:style-name="P2">T：收到了是吧，一会儿我用同一个号去单独给您发国广的预约短信，里面有我的个人号码，当您来的时候您就到前台说您有电话预约过来免费进行课程咨询和体验，他就知道了。您先免费过来做了解，然后课程再定，好吗？</text:p>
      <text:p text:style-name="P2">C：好，OK。</text:p>
      <text:p text:style-name="P2">T：好，那您先忙，我们等周六见。</text:p>
      <text:p text:style-name="P2">C：嗯 嗯</text:p>
      <text:p text:style-name="P2">T：嗯，好，打扰了，拜拜</text:p>
      <text:p text:style-name="P2">C：拜拜</text:p>
      <text:p text:style-name="P2">T：</text:p>
      <text:p text:style-name="P2">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0:33:41.823609299</meta:creation-date>
    <dc:date>2018-03-18T23:20:18.868100175</dc:date>
    <meta:editing-duration>PT51M11S</meta:editing-duration>
    <meta:editing-cycles>10</meta:editing-cycles>
    <meta:generator>LibreOffice/5.1.6.2$Linux_x86 LibreOffice_project/10m0$Build-2</meta:generator>
    <meta:document-statistic meta:table-count="0" meta:image-count="0" meta:object-count="0" meta:page-count="4" meta:paragraph-count="139" meta:word-count="3575" meta:character-count="3585" meta:non-whitespace-character-count="3583"/>
  </office:meta>
</office:document-meta>
</file>